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cf53" officeooo:paragraph-rsid="0002cf53"/>
    </style:style>
    <style:style style:name="P2" style:family="paragraph" style:parent-style-name="Text_20_body">
      <style:text-properties fo:language="en" fo:country="US" officeooo:rsid="0002cf53" officeooo:paragraph-rsid="0002cf53"/>
    </style:style>
    <style:style style:name="P3" style:family="paragraph" style:parent-style-name="Text_20_body">
      <style:text-properties fo:language="en" fo:country="US" officeooo:paragraph-rsid="0002cf53"/>
    </style:style>
    <style:style style:name="P4" style:family="paragraph" style:parent-style-name="Heading_20_3">
      <style:text-properties officeooo:rsid="0002cf53" officeooo:paragraph-rsid="0002cf53"/>
    </style:style>
    <style:style style:name="P5" style:family="paragraph" style:parent-style-name="Heading_20_3">
      <style:text-properties fo:language="en" fo:country="US" officeooo:rsid="0002cf53" officeooo:paragraph-rsid="0002cf53"/>
    </style:style>
    <style:style style:name="P6" style:family="paragraph" style:parent-style-name="Heading_20_2">
      <style:text-properties fo:language="en" fo:country="US" officeooo:rsid="0002cf53" officeooo:paragraph-rsid="0002cf53"/>
    </style:style>
    <style:style style:name="P7" style:family="paragraph" style:parent-style-name="Heading_20_1">
      <style:text-properties fo:language="en" fo:country="US" officeooo:rsid="0002cf53"/>
    </style:style>
    <style:style style:name="P8" style:family="paragraph" style:parent-style-name="Heading_20_1">
      <style:text-properties fo:language="en" fo:country="US" officeooo:rsid="0002cf53" officeooo:paragraph-rsid="0002cf5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c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kills/Abilities</text:h>
      <text:p text:style-name="P2">The following set of skills will be placed in the wiki.</text:p>
      <text:h text:style-name="P8" text:outline-level="1">Abilities</text:h>
      <text:h text:style-name="P6" text:outline-level="2">Strength</text:h>
      <text:p text:style-name="P1"><text:span text:style-name="T1">This skill influences how much a character is able to carry and still move quickly as well as how well he can handle heavy weapons such as big axes or great swords.</text:span></text:p>
      <text:h text:style-name="P6" text:outline-level="2">Dexterity</text:h>
      <text:h text:style-name="P6" text:outline-level="2">Constitution</text:h>
      <text:h text:style-name="P6" text:outline-level="2">Wisdom</text:h>
      <text:h text:style-name="P6" text:outline-level="2">Intelligence</text:h>
      <text:p text:style-name="P3"/>
      <text:h text:style-name="P8" text:outline-level="1">Skills</text:h>
      <text:h text:style-name="P6" text:outline-level="2">Weapon Master</text:h>
      <text:h text:style-name="P5" text:outline-level="3">Agility</text:h>
      <text:h text:style-name="P6" text:outline-level="2">Sneaking</text:h>
      <text:h text:style-name="P4" text:outline-level="3">Block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2S</meta:editing-duration>
    <meta:editing-cycles>4</meta:editing-cycles>
    <meta:generator>LibreOffice/4.4.5.2$Windows_x86 LibreOffice_project/a22f674fd25a3b6f45bdebf25400ed2adff0ff99</meta:generator>
    <dc:date>2016-02-10T17:56:34.756000000</dc:date>
    <meta:document-statistic meta:table-count="0" meta:image-count="0" meta:object-count="0" meta:page-count="1" meta:paragraph-count="14" meta:word-count="56" meta:character-count="333" meta:non-whitespace-character-count="291"/>
    <meta:user-defined meta:name="Info 1"/>
    <meta:user-defined meta:name="Info 2"/>
    <meta:user-defined meta:name="Info 3"/>
    <meta:user-defined meta:name="Info 4"/>
  </office:meta>
</office:document-meta>
</file>